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399cm" style:rel-width="100%" table:align="center" style:shadow="none"/>
    </style:style>
    <style:style style:name="Tableau1.A" style:family="table-column">
      <style:table-column-properties style:column-width="5.369cm" style:rel-column-width="3044*"/>
    </style:style>
    <style:style style:name="Tableau1.B" style:family="table-column">
      <style:table-column-properties style:column-width="14.03cm" style:rel-column-width="7954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399cm" style:rel-width="100%" table:align="center"/>
    </style:style>
    <style:style style:name="Tableau2.A" style:family="table-column">
      <style:table-column-properties style:column-width="5.369cm" style:rel-column-width="3044*"/>
    </style:style>
    <style:style style:name="Tableau2.B" style:family="table-column">
      <style:table-column-properties style:column-width="14.03cm" style:rel-column-width="795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9.399cm" style:rel-width="100%" table:align="center"/>
    </style:style>
    <style:style style:name="Tableau3.A" style:family="table-column">
      <style:table-column-properties style:column-width="5.369cm" style:rel-column-width="3044*"/>
    </style:style>
    <style:style style:name="Tableau3.B" style:family="table-column">
      <style:table-column-properties style:column-width="14.03cm" style:rel-column-width="795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9.399cm" style:rel-width="100%" table:align="center"/>
    </style:style>
    <style:style style:name="Tableau4.A" style:family="table-column">
      <style:table-column-properties style:column-width="5.369cm" style:rel-column-width="3044*"/>
    </style:style>
    <style:style style:name="Tableau4.B" style:family="table-column">
      <style:table-column-properties style:column-width="14.03cm" style:rel-column-width="795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9.399cm" style:rel-width="100%" table:align="center" style:shadow="none"/>
    </style:style>
    <style:style style:name="Tableau5.A" style:family="table-column">
      <style:table-column-properties style:column-width="9.7cm" style:rel-column-width="5499*"/>
    </style:style>
    <style:style style:name="Tableau5.A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none"/>
    </style:style>
    <style:style style:name="Tableau5.A3" style:family="table-cell">
      <style:table-cell-properties fo:background-color="#eeeeee" fo:padding="0.097cm" fo:border-left="0.05pt solid #000000" fo:border-right="0.05pt solid #000000" fo:border-top="none" fo:border-bottom="none">
        <style:background-image/>
      </style:table-cell-properties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none"/>
    </style:style>
    <style:style style:name="Tableau5.B7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9.399cm" style:rel-width="100%" table:align="center" style:shadow="none"/>
    </style:style>
    <style:style style:name="Tableau6.A" style:family="table-column">
      <style:table-column-properties style:column-width="9.7cm" style:rel-column-width="5499*"/>
    </style:style>
    <style:style style:name="Tableau6.A1" style:family="table-cell">
      <style:table-cell-properties fo:padding="0.097cm" fo:border-left="0.05pt solid #000000" fo:border-right="none" fo:border-top="none" fo:border-bottom="0.05pt solid #000000"/>
    </style:style>
    <style:style style:name="Tableau6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none"/>
    </style:style>
    <style:style style:name="Tableau6.A3" style:family="table-cell">
      <style:table-cell-properties fo:background-color="#eeeeee" fo:padding="0.097cm" fo:border-left="0.05pt solid #000000" fo:border-right="0.05pt solid #000000" fo:border-top="none" fo:border-bottom="none">
        <style:background-image/>
      </style:table-cell-properties>
    </style:style>
    <style:style style:name="P1" style:family="paragraph" style:parent-style-name="Standard" style:list-style-name="L8">
      <style:text-properties style:font-name="Liberation Sans" fo:font-size="11pt" officeooo:paragraph-rsid="001e0f92" style:font-size-asian="11pt" style:font-size-complex="11pt"/>
    </style:style>
    <style:style style:name="P2" style:family="paragraph" style:parent-style-name="Preformatted_20_Text">
      <style:text-properties style:font-name="Liberation Sans" fo:font-size="11pt" officeooo:paragraph-rsid="00110b79" style:font-name-asian="DejaVu Sans Mono" style:font-size-asian="11pt" style:font-name-complex="Liberation Mono" style:font-size-complex="11pt"/>
    </style:style>
    <style:style style:name="P3" style:family="paragraph" style:parent-style-name="Preformatted_20_Text" style:list-style-name="L9">
      <style:text-properties style:font-name="Liberation Sans" fo:font-size="11pt" officeooo:paragraph-rsid="0012cb9e" style:font-name-asian="DejaVu Sans Mono" style:font-size-asian="11pt" style:font-name-complex="Liberation Mono" style:font-size-complex="11pt"/>
    </style:style>
    <style:style style:name="P4" style:family="paragraph" style:parent-style-name="Preformatted_20_Text">
      <style:text-properties style:font-name="Liberation Sans" fo:font-size="11pt" officeooo:paragraph-rsid="0012cb9e" style:font-name-asian="DejaVu Sans Mono" style:font-size-asian="11pt" style:font-name-complex="Liberation Mono" style:font-size-complex="11pt"/>
    </style:style>
    <style:style style:name="P5" style:family="paragraph" style:parent-style-name="Preformatted_20_Text">
      <style:text-properties style:font-name="Liberation Sans" fo:font-size="11pt" officeooo:paragraph-rsid="00149405" style:font-name-asian="DejaVu Sans Mono" style:font-size-asian="11pt" style:font-name-complex="Liberation Mono" style:font-size-complex="11pt"/>
    </style:style>
    <style:style style:name="P6" style:family="paragraph" style:parent-style-name="Preformatted_20_Text" style:list-style-name="L7">
      <style:text-properties style:font-name="Liberation Sans" fo:font-size="11pt" officeooo:paragraph-rsid="00149405" style:font-name-asian="DejaVu Sans Mono" style:font-size-asian="11pt" style:font-name-complex="Liberation Mono" style:font-size-complex="11pt"/>
    </style:style>
    <style:style style:name="P7" style:family="paragraph" style:parent-style-name="Preformatted_20_Text">
      <style:text-properties style:font-name="Liberation Sans" fo:font-size="11pt" officeooo:paragraph-rsid="001bf802" style:font-name-asian="DejaVu Sans Mono" style:font-size-asian="11pt" style:font-name-complex="Liberation Mono" style:font-size-complex="11pt"/>
    </style:style>
    <style:style style:name="P8" style:family="paragraph" style:parent-style-name="Preformatted_20_Text" style:list-style-name="L10">
      <style:text-properties style:font-name="Liberation Sans" fo:font-size="11pt" officeooo:paragraph-rsid="0022ae45" style:font-name-asian="DejaVu Sans Mono" style:font-size-asian="11pt" style:font-name-complex="Liberation Mono" style:font-size-complex="11pt"/>
    </style:style>
    <style:style style:name="P9" style:family="paragraph" style:parent-style-name="Preformatted_20_Text">
      <style:text-properties style:font-name="Liberation Sans" fo:font-size="11pt" style:font-size-asian="11pt" style:font-size-complex="11pt"/>
    </style:style>
    <style:style style:name="P10" style:family="paragraph" style:parent-style-name="Preformatted_20_Text">
      <style:text-properties style:font-name="Liberation Sans" fo:font-size="11pt" officeooo:paragraph-rsid="0012cb9e" style:font-size-asian="11pt" style:font-size-complex="11pt"/>
    </style:style>
    <style:style style:name="P11" style:family="paragraph" style:parent-style-name="Preformatted_20_Text" style:list-style-name="L9">
      <style:text-properties style:font-name="Liberation Sans" fo:font-size="11pt" officeooo:paragraph-rsid="0012cb9e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0149405" style:font-size-asian="11pt" style:font-size-complex="11pt"/>
    </style:style>
    <style:style style:name="P13" style:family="paragraph" style:parent-style-name="Preformatted_20_Text" style:list-style-name="L4">
      <style:text-properties style:font-name="Liberation Sans" fo:font-size="11pt" officeooo:paragraph-rsid="00149405" style:font-size-asian="11pt" style:font-size-complex="11pt"/>
    </style:style>
    <style:style style:name="P14" style:family="paragraph" style:parent-style-name="Preformatted_20_Text" style:list-style-name="L5">
      <style:text-properties style:font-name="Liberation Sans" fo:font-size="11pt" officeooo:paragraph-rsid="00149405" style:font-size-asian="11pt" style:font-size-complex="11pt"/>
    </style:style>
    <style:style style:name="P15" style:family="paragraph" style:parent-style-name="Preformatted_20_Text" style:list-style-name="L6">
      <style:text-properties style:font-name="Liberation Sans" fo:font-size="11pt" officeooo:paragraph-rsid="00149405" style:font-size-asian="11pt" style:font-size-complex="11pt"/>
    </style:style>
    <style:style style:name="P16" style:family="paragraph" style:parent-style-name="Preformatted_20_Text" style:list-style-name="L6">
      <style:text-properties style:font-name="Liberation Sans" fo:font-size="11pt" officeooo:rsid="00149405" officeooo:paragraph-rsid="00149405" style:font-size-asian="11pt" style:font-size-complex="11pt"/>
    </style:style>
    <style:style style:name="P17" style:family="paragraph" style:parent-style-name="Preformatted_20_Text" style:list-style-name="L7">
      <style:text-properties style:font-name="Liberation Sans" fo:font-size="11pt" officeooo:paragraph-rsid="00149405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paragraph-rsid="001bf802" style:font-size-asian="11pt" style:font-size-complex="11pt"/>
    </style:style>
    <style:style style:name="P19" style:family="paragraph" style:parent-style-name="Preformatted_20_Text" style:list-style-name="L8">
      <style:text-properties style:font-name="Liberation Sans" fo:font-size="11pt" officeooo:paragraph-rsid="001e0f92" style:font-size-asian="11pt" style:font-size-complex="11pt"/>
    </style:style>
    <style:style style:name="P20" style:family="paragraph" style:parent-style-name="Preformatted_20_Text" style:list-style-name="L8">
      <style:text-properties style:font-name="Liberation Sans" fo:font-size="11pt" officeooo:rsid="001e0f92" officeooo:paragraph-rsid="001e0f92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paragraph-rsid="0022ae45" style:font-size-asian="11pt" style:font-size-complex="11pt"/>
    </style:style>
    <style:style style:name="P22" style:family="paragraph" style:parent-style-name="Preformatted_20_Text" style:list-style-name="L10">
      <style:text-properties style:font-name="Liberation Sans" fo:font-size="11pt" officeooo:paragraph-rsid="0022ae45" style:font-size-asian="11pt" style:font-size-complex="11pt"/>
    </style:style>
    <style:style style:name="P23" style:family="paragraph" style:parent-style-name="Preformatted_20_Text">
      <loext:graphic-properties draw:fill="solid" draw:fill-color="#dddddd"/>
      <style:paragraph-properties fo:background-color="#dddddd"/>
      <style:text-properties style:font-name="Liberation Sans" fo:font-size="11pt" fo:font-weight="bold" officeooo:paragraph-rsid="00110b79" style:font-name-asian="DejaVu Sans Mono" style:font-size-asian="11pt" style:font-weight-asian="bold" style:font-name-complex="Liberation Mono" style:font-size-complex="11pt" style:font-weight-complex="bold"/>
    </style:style>
    <style:style style:name="P24" style:family="paragraph" style:parent-style-name="Preformatted_20_Text">
      <loext:graphic-properties draw:fill="solid" draw:fill-color="#dddddd"/>
      <style:paragraph-properties fo:background-color="#dddddd"/>
      <style:text-properties style:font-name="Liberation Sans" fo:font-size="11pt" fo:font-weight="bold" officeooo:rsid="0012cb9e" officeooo:paragraph-rsid="0012cb9e" style:font-name-asian="DejaVu Sans Mono" style:font-size-asian="11pt" style:font-weight-asian="bold" style:font-name-complex="Liberation Mono" style:font-size-complex="11pt" style:font-weight-complex="bold"/>
    </style:style>
    <style:style style:name="P25" style:family="paragraph" style:parent-style-name="Preformatted_20_Text">
      <loext:graphic-properties draw:fill="solid" draw:fill-color="#dddddd"/>
      <style:paragraph-properties fo:background-color="#dddddd"/>
      <style:text-properties style:font-name="Liberation Sans" fo:font-size="11pt" fo:font-weight="bold" officeooo:paragraph-rsid="00149405" style:font-name-asian="DejaVu Sans Mono" style:font-size-asian="11pt" style:font-weight-asian="bold" style:font-name-complex="Liberation Mono" style:font-size-complex="11pt" style:font-weight-complex="bold"/>
    </style:style>
    <style:style style:name="P26" style:family="paragraph" style:parent-style-name="Preformatted_20_Text">
      <style:text-properties style:font-name="Liberation Sans" fo:font-size="11pt" fo:font-weight="bold" officeooo:paragraph-rsid="001bf802" style:font-name-asian="DejaVu Sans Mono" style:font-size-asian="11pt" style:font-weight-asian="bold" style:font-name-complex="Liberation Mono" style:font-size-complex="11pt" style:font-weight-complex="bold"/>
    </style:style>
    <style:style style:name="P27" style:family="paragraph" style:parent-style-name="Preformatted_20_Text">
      <style:text-properties style:font-name="Liberation Sans" fo:font-size="11pt" fo:font-weight="bold" officeooo:paragraph-rsid="0022ae45" style:font-name-asian="DejaVu Sans Mono" style:font-size-asian="11pt" style:font-weight-asian="bold" style:font-name-complex="Liberation Mono" style:font-size-complex="11pt" style:font-weight-complex="bold"/>
    </style:style>
    <style:style style:name="P28" style:family="paragraph" style:parent-style-name="Preformatted_20_Text">
      <style:text-properties style:font-name="Liberation Sans" fo:font-size="11pt" fo:font-weight="bold" officeooo:rsid="001e0f92" officeooo:paragraph-rsid="001e0f92" style:font-size-asian="11pt" style:font-weight-asian="bold" style:font-size-complex="11pt" style:font-weight-complex="bold"/>
    </style:style>
    <style:style style:name="P29" style:family="paragraph" style:parent-style-name="Preformatted_20_Text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30" style:family="paragraph" style:parent-style-name="Preformatted_20_Text" style:list-style-name="L1">
      <style:paragraph-properties fo:margin-top="0cm" fo:margin-bottom="0.101cm" loext:contextual-spacing="false"/>
      <style:text-properties style:font-name="Liberation Sans" fo:font-size="11pt" officeooo:paragraph-rsid="0012cb9e" style:font-size-asian="11pt" style:font-size-complex="11pt"/>
    </style:style>
    <style:style style:name="P31" style:family="paragraph" style:parent-style-name="Preformatted_20_Text" style:list-style-name="L1">
      <style:paragraph-properties fo:margin-top="0cm" fo:margin-bottom="0.101cm" loext:contextual-spacing="false"/>
      <style:text-properties style:font-name="Liberation Sans" fo:font-size="11pt" fo:font-style="italic" officeooo:paragraph-rsid="0012cb9e" style:font-size-asian="11pt" style:font-style-asian="italic" style:font-size-complex="11pt" style:font-style-complex="italic"/>
    </style:style>
    <style:style style:name="P32" style:family="paragraph" style:parent-style-name="Table_20_Contents">
      <style:text-properties style:font-name="Liberation Sans" fo:font-size="11pt" style:font-name-asian="DejaVu Sans Mono" style:font-size-asian="11pt" style:font-name-complex="Liberation Mono" style:font-size-complex="11pt"/>
    </style:style>
    <style:style style:name="P33" style:family="paragraph" style:parent-style-name="Table_20_Contents">
      <style:text-properties style:font-name="Liberation Sans" fo:font-size="11pt" officeooo:rsid="00149405" officeooo:paragraph-rsid="00149405" style:font-name-asian="DejaVu Sans Mono" style:font-size-asian="11pt" style:font-name-complex="Liberation Mono" style:font-size-complex="11pt"/>
    </style:style>
    <style:style style:name="P34" style:family="paragraph" style:parent-style-name="Table_20_Contents">
      <loext:graphic-properties draw:fill="solid" draw:fill-color="#dddddd"/>
      <style:paragraph-properties fo:background-color="#dddddd"/>
      <style:text-properties style:font-name="Liberation Sans" fo:font-size="11pt" fo:font-weight="bold" officeooo:rsid="001bf802" officeooo:paragraph-rsid="00149405" style:font-name-asian="DejaVu Sans Mono" style:font-size-asian="11pt" style:font-weight-asian="bold" style:font-name-complex="Liberation Mono" style:font-size-complex="11pt" style:font-weight-complex="bold"/>
    </style:style>
    <style:style style:name="P35" style:family="paragraph" style:parent-style-name="Table_20_Contents">
      <style:text-properties style:font-name="Liberation Sans" fo:font-size="11pt" fo:font-weight="bold" officeooo:rsid="0022ae45" officeooo:paragraph-rsid="0022ae45" style:font-name-asian="DejaVu Sans Mono" style:font-size-asian="11pt" style:font-weight-asian="bold" style:font-name-complex="Liberation Mono" style:font-size-complex="11pt" style:font-weight-complex="bold"/>
    </style:style>
    <style:style style:name="T1" style:family="text">
      <style:text-properties officeooo:rsid="00110b79"/>
    </style:style>
    <style:style style:name="T2" style:family="text">
      <style:text-properties officeooo:rsid="00149405"/>
    </style:style>
    <style:style style:name="T3" style:family="text">
      <style:text-properties officeooo:rsid="001545e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3f21" style:font-style-asian="italic" style:font-style-complex="italic"/>
    </style:style>
    <style:style style:name="T6" style:family="text">
      <style:text-properties fo:font-style="italic" officeooo:rsid="001c949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6abd5"/>
    </style:style>
    <style:style style:name="T10" style:family="text">
      <style:text-properties officeooo:rsid="001a3011"/>
    </style:style>
    <style:style style:name="T11" style:family="text">
      <style:text-properties officeooo:rsid="001e0f92"/>
    </style:style>
    <style:style style:name="T12" style:family="text">
      <style:text-properties officeooo:rsid="001fe454"/>
    </style:style>
    <style:style style:name="T13" style:family="text">
      <style:text-properties officeooo:rsid="002407e1"/>
    </style:style>
    <style:style style:name="T14" style:family="text">
      <style:text-properties officeooo:rsid="002b10c0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fo:font-style="italic" style:font-style-asian="italic" style:font-style-complex="italic"/>
    </style:style>
    <style:style style:name="T17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iche pédagogique</text:p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Résumé de l'activité</text:p>
          </table:table-cell>
          <table:table-cell table:style-name="Tableau1.B1" office:value-type="string">
            <text:p text:style-name="P2">Mini-projet.</text:p>
            <text:p text:style-name="P2"/>
            <text:p text:style-name="P2"><text:span text:style-name="T1">T</text:span>ransformer l'application QCM réalisée en Python en serveur de QCM.</text:p>
          </table:table-cell>
        </table:table-row>
        <table:table-row>
          <table:table-cell table:style-name="Tableau1.A2" office:value-type="string">
            <text:p text:style-name="P23">Problématique</text:p>
          </table:table-cell>
          <table:table-cell table:style-name="Tableau1.B2" office:value-type="string">
            <text:p text:style-name="P10">Le TP QCM Python permet de créer un QCM s'exécutant par l'utilisateur dans la console. Ainsi, chaque utilisateur lance indépendamment sa propre application QCM avec sa propre banque de questions.</text:p>
            <text:p text:style-name="P10"/>
            <text:p text:style-name="P10">Plusieurs questions en découlent :</text:p>
            <text:p text:style-name="P10"/>
            <text:list xml:id="list2647407243" text:style-name="L9">
              <text:list-item>
                <text:p text:style-name="P11">peut-on centraliser les données du QCM (pour f<text:span text:style-name="T11">a</text:span>ciliter la mise à jour des questions,...) ?</text:p>
              </text:list-item>
              <text:list-item>
                <text:p text:style-name="P11">peut-on faire que plusieurs utilisateurs accèdent au même QCM en même temps ?</text:p>
              </text:list-item>
              <text:list-item>
                <text:p text:style-name="P3">peut-on avoir une interface accessible depuis un poste ne disposant pas de Python ?</text:p>
              </text:list-item>
            </text:list>
            <text:p text:style-name="P4"/>
          </table:table-cell>
        </table:table-row>
        <table:table-row>
          <table:table-cell table:style-name="Tableau1.A3" office:value-type="string">
            <text:p text:style-name="P24">Objectifs</text:p>
          </table:table-cell>
          <table:table-cell table:style-name="Tableau1.B3" office:value-type="string">
            <text:list xml:id="list13162776" text:style-name="L1">
              <text:list-item>
                <text:p text:style-name="P30">À l'aide de Python créer un outil web côté serveur.</text:p>
              </text:list-item>
              <text:list-item>
                <text:p text:style-name="P30">On utilisera pour cela le module <text:span text:style-name="T18">CherryPy</text:span>.</text:p>
              </text:list-item>
              <text:list-item>
                <text:p text:style-name="P30">L'utilisateur après s'être enregistré, sera en mesure de compléter le QCM, le terminer et obtenir son score.</text:p>
              </text:list-item>
              <text:list-item>
                <text:p text:style-name="P30">Modifier l'aspect des pages web du QCM à l'aide de CSS (et de JavaScript éventuellement).</text:p>
              </text:list-item>
              <text:list-item>
                <text:p text:style-name="P31">Aller plus loin, en proposant un stockage des informations utilisateur et du score dans une structure de données.</text:p>
              </text:list-item>
            </text:list>
          </table:table-cell>
        </table:table-row>
      </table:table>
      <text:p text:style-name="P9"/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5">Durée approximative</text:p>
          </table:table-cell>
          <table:table-cell table:style-name="Tableau2.B1" office:value-type="string">
            <text:p text:style-name="P12">Ce mini-projet peut être abordé de manière indépendante du TP QCM Python et être lancé après avoir laissé écouler quelques heures.</text:p>
            <text:p text:style-name="P12"/>
            <text:p text:style-name="P12"><text:span text:style-name="T2">Il s’agit</text:span> d'un mini-projet, la durée du déroulement peut donc varier.</text:p>
            <text:p text:style-name="P5">Partir sur une base d'une dizaine <text:span text:style-name="T2">d'heures</text:span> semble cohérent<text:span text:style-name="T14">e</text:span> sur le niveau 1ère.</text:p>
          </table:table-cell>
        </table:table-row>
      </table:table>
      <text:p text:style-name="P9"/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Niveau</text:p>
          </table:table-cell>
          <table:table-cell table:style-name="Tableau3.B1" office:value-type="string">
            <text:p text:style-name="P33">L’activité aborde des éléments de Terminale mais qui peuvent être éludés pour des élèves de 1ère.</text:p>
            <text:p text:style-name="P33">Cela permettrait de préparer les notions à voir l’année suivante.</text:p>
            <text:p text:style-name="P33"/>
            <text:p text:style-name="P33">Cette activité pourrait être réalisée en seconde moitié de l’année de 1ère NSI <text:span text:style-name="T12">et être filée sur l’année de Terminale.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34">Pré-requis</text:p>
          </table:table-cell>
          <table:table-cell table:style-name="Tableau4.B1" office:value-type="string">
            <text:list xml:id="list4229016421" text:style-name="L4">
              <text:list-item>
                <text:p text:style-name="P13">Matériels.</text:p>
              </text:list-item>
            </text:list>
            <text:list xml:id="list2263622223" text:style-name="L5">
              <text:list-item>
                <text:p text:style-name="P14">sujet du mini-projet avec fichier <text:span text:style-name="T9">des questions </text:span><text:span text:style-name="T17">qcm.csv</text:span>.</text:p>
              </text:list-item>
              <text:list-item>
                <text:p text:style-name="P14">poste informatique avec une installation de Python fonctionnelle et un navigateur web.</text:p>
              </text:list-item>
              <text:list-item>
                <text:p text:style-name="P14">module <text:span text:style-name="T18">CherryPy</text:span> et ses dépendances installés et accessibles.</text:p>
              </text:list-item>
              <text:list-item>
                <text:p text:style-name="P14">accès au web pour accéder aux ressources documentaire de HTML, CSS, <text:span text:style-name="T16">CherryPy</text:span>,...</text:p>
              </text:list-item>
            </text:list>
            <text:list xml:id="list91213282392669" text:continue-list="list4229016421" text:style-name="L4">
              <text:list-header>
                <text:p text:style-name="P13"/>
              </text:list-header>
              <text:list-item>
                <text:p text:style-name="P13">Connaissances de bases sur la programmation avec Python.</text:p>
                <text:p text:style-name="P13"><text:span text:style-name="T2">A</text:span>u travers de l'activité QCM Python, l'élève aura déjà abordé :</text:p>
              </text:list-item>
            </text:list>
            <text:list xml:id="list3908521135" text:style-name="L6">
              <text:list-item>
                <text:p text:style-name="P15">la création de fonction.</text:p>
              </text:list-item>
              <text:list-item>
                <text:p text:style-name="P15">le traitement des chaînes de caractères.</text:p>
              </text:list-item>
              <text:list-item>
                <text:p text:style-name="P15">la lecture de fichier dont la <text:span text:style-name="T10">spécification</text:span> est fournie (<text:span text:style-name="T15">.csv</text:span> dont les colonnes contiennent une information précise).</text:p>
              </text:list-item>
              <text:list-item>
                <text:p text:style-name="P16">Listes, <text:span text:style-name="T3">tableau</text:span></text:p>
              </text:list-item>
            </text:list>
            <text:list xml:id="list91213420545869" text:continue-list="list91213282392669" text:style-name="L4">
              <text:list-header>
                <text:p text:style-name="P13"/>
              </text:list-header>
              <text:list-item>
                <text:p text:style-name="P13">Connaissances sur la programmation de page web en HTML.</text:p>
              </text:list-item>
            </text:list>
            <text:list xml:id="list3331791728" text:style-name="L7">
              <text:list-item>
                <text:p text:style-name="P17">créer une page HTML.</text:p>
              </text:list-item>
              <text:list-item>
                <text:p text:style-name="P17">savoir créer et traiter un formulaire web.</text:p>
              </text:list-item>
              <text:list-item>
                <text:p text:style-name="P17">CSS.</text:p>
              </text:list-item>
              <text:list-item>
                <text:p text:style-name="P6"><text:span text:style-name="T4">JavaScript peut être un plus.</text:span></text:p>
              </text:list-item>
            </text:list>
          </table:table-cell>
        </table:table-row>
      </table:table>
      <text:p text:style-name="P9"/>
      <text:p text:style-name="P9"/>
      <text:p text:style-name="P18"/>
      <table:table table:name="Tableau5" table:style-name="Tableau5">
        <table:table-column table:style-name="Tableau5.A" table:number-columns-repeated="2"/>
        <table:table-row>
          <table:table-cell table:style-name="Tableau5.A1" table:number-columns-spanned="2" office:value-type="string">
            <text:p text:style-name="P26">Lien programme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18"><text:span text:style-name="T4">Une des compétence élémentaire mise en œuvre est la division d'un problème en plusieurs sous problème. Celle-ce se retrouve en la création et </text:span><text:span text:style-name="T5">l'utilisation</text:span><text:span text:style-name="T4"> de sous fonctions permettant de réaliser des tâches mais répétitives que d'implém</text:span><text:span text:style-name="T5">e</text:span><text:span text:style-name="T4">nter quelques grosses procédures incluant plusieurs tâches.</text:span></text:p>
            <text:p text:style-name="P18"/>
            <text:p text:style-name="P7"><text:span text:style-name="T4">Les notions du monde de la programmation objet sont abordées </text:span><text:span text:style-name="T6">implicitement</text:span><text:span text:style-name="T4"> dans la mesure où le module CherryPy instancie un objet "site web" qu'il rend ensuite accessible via sa "partie serveur".</text:span></text:p>
          </table:table-cell>
          <table:covered-table-cell/>
        </table:table-row>
        <table:table-row>
          <table:table-cell table:style-name="Tableau5.A3" table:number-columns-spanned="2" office:value-type="string">
            <text:p text:style-name="P28">1ère</text:p>
          </table:table-cell>
          <table:covered-table-cell/>
        </table:table-row>
        <table:table-row>
          <table:table-cell table:style-name="Tableau5.A4" office:value-type="string">
            <text:p text:style-name="P28">Représentation des données: types construits</text:p>
          </table:table-cell>
          <table:table-cell table:style-name="Tableau5.B4" office:value-type="string">
            <text:list xml:id="list2342613516" text:style-name="L8">
              <text:list-item>
                <text:p text:style-name="P19">p-uplets.</text:p>
              </text:list-item>
              <text:list-item>
                <text:p text:style-name="P20">Tableau indexé.</text:p>
              </text:list-item>
            </text:list>
          </table:table-cell>
        </table:table-row>
        <table:table-row>
          <table:table-cell table:style-name="Tableau5.A6" office:value-type="string">
            <text:p text:style-name="P28">Traitement de données en table</text:p>
          </table:table-cell>
          <table:table-cell table:style-name="Tableau5.B5" office:value-type="string">
            <text:list xml:id="list91213055766019" text:continue-numbering="true" text:style-name="L8">
              <text:list-item>
                <text:p text:style-name="P19">Indexation de tables.</text:p>
              </text:list-item>
            </text:list>
          </table:table-cell>
        </table:table-row>
        <table:table-row>
          <table:table-cell table:style-name="Tableau5.A6" office:value-type="string">
            <text:p text:style-name="P28">Interactions entre l’homme et la machine sur le Web </text:p>
          </table:table-cell>
          <table:table-cell table:style-name="Tableau5.B6" office:value-type="string">
            <text:list xml:id="list91214727770369" text:continue-numbering="true" text:style-name="L8">
              <text:list-item>
                <text:p text:style-name="P1">Interaction avec l’utilisateur dans une page Web</text:p>
              </text:list-item>
              <text:list-item>
                <text:p text:style-name="P19">Interaction client-serveur.</text:p>
              </text:list-item>
              <text:list-item>
                <text:p text:style-name="P19">Formulaire d’une page Web.</text:p>
              </text:list-item>
            </text:list>
          </table:table-cell>
        </table:table-row>
        <table:table-row>
          <table:table-cell table:style-name="Tableau5.A7" office:value-type="string">
            <text:p text:style-name="P28">Langages et programmation</text:p>
          </table:table-cell>
          <table:table-cell table:style-name="Tableau5.B7" office:value-type="string">
            <text:list xml:id="list91213895807818" text:continue-numbering="true" text:style-name="L8">
              <text:list-item>
                <text:p text:style-name="P1">Constructions élémentaires.</text:p>
              </text:list-item>
              <text:list-item>
                <text:p text:style-name="P19">Spécification.</text:p>
              </text:list-item>
              <text:list-item>
                <text:p text:style-name="P19"><text:span text:style-name="T11">U</text:span>tilisation de bibliothèques.</text:p>
              </text:list-item>
            </text:list>
          </table:table-cell>
        </table:table-row>
      </table:table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35"/>
          </table:table-cell>
          <table:table-cell table:style-name="Tableau6.B1" office:value-type="string">
            <text:p text:style-name="P35"/>
          </table:table-cell>
        </table:table-row>
        <table:table-row>
          <table:table-cell table:style-name="Tableau6.A2" table:number-columns-spanned="2" office:value-type="string">
            <text:p text:style-name="P35"/>
          </table:table-cell>
          <table:covered-table-cell/>
        </table:table-row>
        <table:table-row>
          <table:table-cell table:style-name="Tableau6.A3" table:number-columns-spanned="2" office:value-type="string">
            <text:p text:style-name="P35">Terminale</text:p>
          </table:table-cell>
          <table:covered-table-cell/>
        </table:table-row>
        <table:table-row>
          <table:table-cell table:style-name="Tableau6.B1" table:number-columns-spanned="2" office:value-type="string">
            <text:p text:style-name="P21">Cette activité peut être abordée en Terminale.</text:p>
            <text:p text:style-name="P21">Dès lors, il est possible de la modifier afin :</text:p>
            <text:p text:style-name="P21"/>
            <text:list xml:id="list49417092" text:style-name="L10">
              <text:list-item>
                <text:p text:style-name="P22">d'implémenter une base de données pour le stockage des données du QCM, des données utilisateur et des scores.</text:p>
              </text:list-item>
              <text:list-item>
                <text:p text:style-name="P8">de communiquer avec une API Rest afin de récolter le questionnaire du QCM (voir <text:span text:style-name="T13">par exemple </text:span>https://openquizzdb.org).</text:p>
              </text:list-item>
            </text:list>
          </table:table-cell>
          <table:covered-table-cell/>
        </table:table-row>
        <table:table-row>
          <table:table-cell table:style-name="Tableau6.A1" office:value-type="string">
            <text:p text:style-name="P27">Structures de données</text:p>
          </table:table-cell>
          <table:table-cell table:style-name="Tableau6.B1" office:value-type="string">
            <text:p text:style-name="P32"/>
          </table:table-cell>
        </table:table-row>
        <table:table-row>
          <table:table-cell table:style-name="Tableau6.A1" office:value-type="string">
            <text:p text:style-name="P27">Bases de données</text:p>
          </table:table-cell>
          <table:table-cell table:style-name="Tableau6.B1" office:value-type="string">
            <text:p text:style-name="P32"/>
          </table:table-cell>
        </table:table-row>
        <table:table-row>
          <table:table-cell table:style-name="Tableau6.A1" office:value-type="string">
            <text:p text:style-name="P27">Langages et programmation</text:p>
          </table:table-cell>
          <table:table-cell table:style-name="Tableau6.B1" office:value-type="string">
            <text:p text:style-name="P32"/>
          </table:table-cell>
        </table:table-row>
      </table:table>
      <text:p text:style-name="P9"/>
      <text:p text:style-name="P9"><text:soft-page-break/></text:p>
      <text:p text:style-name="P9"/>
      <text:p text:style-name="P9"/>
      <text:p text:style-name="P9"/>
      <text:p text:style-name="P9">Activité</text:p>
      <text:p text:style-name="P9">===</text:p>
      <text:p text:style-name="P9"/>
      <text:p text:style-name="P9">### 1. Présentation du mini-projet</text:p>
      <text:p text:style-name="P9"/>
      <text:p text:style-name="P9">Situer le mini-projet par rapport au produit du TP QCM et faire émerger les éléments de la problématique.</text:p>
      <text:p text:style-name="P9"/>
      <text:p text:style-name="P9">### 2. Présentation du fichier de données</text:p>
      <text:p text:style-name="P9"/>
      <text:p text:style-name="P9">Le fichier qcm.csv contient les questions et les réponses du QCM.</text:p>
      <text:p text:style-name="P9">Voici la description de ses champs :</text:p>
      <text:p text:style-name="P9"/>
      <text:p text:style-name="P9">| Champ 1 <text:s text:c="13"/>| Champ 2 <text:s text:c="2"/>| Champ 3 <text:s text:c="2"/>| Champ 4 <text:s text:c="2"/>| Champ 5 <text:s text:c="2"/>| Champ 6 <text:s text:c="19"/>|</text:p>
      <text:p text:style-name="P9">|----------------------|-----------|-----------|-----------|-----------|----------------------------|</text:p>
      <text:p text:style-name="P9">| Texte de la question | Réponse A | Réponse B | Réponse C | Réponse D | Numéro de la bonne réponse |</text:p>
      <text:p text:style-name="P9"/>
      <text:p text:style-name="P9">### 3. Passons aux choses sérieuses...</text:p>
      <text:p text:style-name="P9"/>
      <text:p text:style-name="P9">#### a) Écrire une fonction qui ouvre et analyse le fichier `qcm.csv` pour créer une liste contenant des tuples dont :</text:p>
      <text:p text:style-name="P9">- le 1er élément est la question ;</text:p>
      <text:p text:style-name="P9">- le second élément est une liste des réponses possibles ;</text:p>
      <text:p text:style-name="P9">- le troisième élément est un entier correspond au numéro de la réponse correc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09:11:54.487288941</dc:date>
    <meta:editing-duration>PT42M54S</meta:editing-duration>
    <meta:editing-cycles>34</meta:editing-cycles>
    <meta:generator>LibreOffice/6.0.7.3$Linux_X86_64 LibreOffice_project/00m0$Build-3</meta:generator>
    <meta:document-statistic meta:table-count="6" meta:image-count="0" meta:object-count="0" meta:page-count="3" meta:paragraph-count="81" meta:word-count="751" meta:character-count="4599" meta:non-whitespace-character-count="3928"/>
  </office:meta>
</office:document-meta>
</file>